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ascadia Mono" svg:font-family="'Cascadia Mono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1.432cm"/>
    </style:style>
    <style:style style:name="co6" style:family="table-column">
      <style:table-column-properties fo:break-before="auto" style:column-width="3.5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font-name="Cascadia Mono" fo:font-size="14pt" fo:language="en" fo:country="US" fo:font-weight="bold" style:font-name-asian="Cascadia Mono" style:font-size-asian="14pt" style:language-asian="en" style:country-asian="US" style:font-weight-asian="bold" style:font-name-complex="Cascadia Mono" style:font-size-complex="14pt" style:language-complex="en" style:country-complex="US" style:font-weight-complex="bold"/>
    </style:style>
    <style:style style:name="ce4" style:family="table-cell" style:parent-style-name="Default">
      <style:text-properties fo:color="#000000" style:text-outline="false" style:text-line-through-style="none" style:font-name="Cascadia Mono" fo:font-size="14pt" fo:font-style="normal" fo:text-shadow="none" style:text-underline-style="none" fo:font-weight="bold" style:text-underline-mode="continuous" style:text-overline-mode="continuous" style:text-line-through-mode="continuous" style:font-name-asian="Cascadia Mono" style:font-size-asian="14pt" style:font-style-asian="normal" style:font-weight-asian="bold" style:font-name-complex="Cascadia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Cascadia Mono" fo:font-size="9.5pt" fo:language="en" fo:country="US" style:font-name-asian="Cascadia Mono" style:font-size-asian="9.5pt" style:language-asian="en" style:country-asian="US" style:font-name-complex="Cascadia Mono" style:font-size-complex="5.40000009536743pt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font-name="Cascadia Mono" fo:font-size="9.5pt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font-style-asian="normal" style:font-weight-asian="normal" style:font-name-complex="Cascadia Mono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Название</text:p>
          </table:table-cell>
          <table:table-cell table:style-name="ce1" office:value-type="string">
            <text:p>Url картинки</text:p>
          </table:table-cell>
          <table:table-cell table:style-name="ce3" office:value-type="string">
            <text:p>Latitude</text:p>
          </table:table-cell>
          <table:table-cell table:style-name="ce3" office:value-type="string">
            <text:p>Longitude</text:p>
          </table:table-cell>
          <table:table-cell table:style-name="ce1" office:value-type="string">
            <text:p>Ссылка на сайт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TypeEntertainment</text:p>
          </table:table-cell>
          <table:table-cell table:style-name="ce4" office:value-type="string">
            <text:p>Area</text:p>
          </table:table-cell>
          <table:table-cell table:style-name="ce3" office:value-type="string">
            <text:p>Details</text:p>
          </table:table-cell>
          <table:table-cell table:style-name="ce7" office:value-type="string">
            <text:p>Rating?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«Goodwin cinema»</text:p>
          </table:table-cell>
          <table:table-cell office:value-type="string">
            <text:p>~/img/Db/img/Entertainment/goodwin.jpg</text:p>
          </table:table-cell>
          <table:table-cell office:value-type="string">
            <text:p>56.48881628487424</text:p>
          </table:table-cell>
          <table:table-cell office:value-type="string">
            <text:p>84.97800452741858</text:p>
          </table:table-cell>
          <table:table-cell office:value-type="string">
            <text:p>https://goodwincinema.ru/</text:p>
          </table:table-cell>
          <table:table-cell/>
          <table:table-cell table:style-name="ce5" office:value-type="string">
            <text:p>Cinema</text:p>
          </table:table-cell>
          <table:table-cell table:style-name="ce6" office:value-type="string">
            <text:p>Oktyabrsky</text:p>
          </table:table-cell>
          <table:table-cell office:value-type="string">
            <text:p>26 апреля 2014 года в крупнейшем в Томске торгово-развлекательном центре — «Изумрудный город» открылся новый многозальный кинотеатр GoodwinCinema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>
            <text:p>Впервые в Томске появился суперсовременный кинотеатр, сочетающий в себе все самые современные мировые технологии кинопоказа, включая инновационную технологию EmotionHalls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>
            <text:p>GoodwinCinema — это 7 уникальных кинозалов, каждый из которых предназначен для просмотра фильмов определенного жанра , создавая настроение зрителю, как только он попадает внутрь кинозала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"Киномакс" </text:p>
          </table:table-cell>
          <table:table-cell office:value-type="string">
            <text:p>~/img/Db/img/Entertainment/kinomax.jpg</text:p>
          </table:table-cell>
          <table:table-cell office:value-type="string">
            <text:p>56.5015277376617</text:p>
          </table:table-cell>
          <table:table-cell office:value-type="string">
            <text:p>84.95156426789801</text:p>
          </table:table-cell>
          <table:table-cell office:value-type="string">
            <text:p>https://kinomax.tomsk.ru/</text:p>
          </table:table-cell>
          <table:table-cell/>
          <table:table-cell table:style-name="ce5" office:value-type="string">
            <text:p>Cinema</text:p>
          </table:table-cell>
          <table:table-cell/>
          <table:table-cell office:value-type="string">
            <text:p>Киноцентр "Киномакс" начал свою работу 21 декабря 2006 года, и на протяжении многих лет остается одним из любимых мест отдыха жителей и гостей нашего региона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>
            <text:p>Киноцентр "Киномакс" - это 6 кинозалов, 3 бара, а также 2 двухуровневые охраняемые парковки. Кроме того, для удобства посетителей работает гардероб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Кинополис" </text:p>
          </table:table-cell>
          <table:table-cell office:value-type="string">
            <text:p>~/img/Db/img/Entertainment/kinopolis.jpg</text:p>
          </table:table-cell>
          <table:table-cell office:value-type="string">
            <text:p>56.51422597216452</text:p>
          </table:table-cell>
          <table:table-cell office:value-type="string">
            <text:p>84.9435570717706</text:p>
          </table:table-cell>
          <table:table-cell office:value-type="string">
            <text:p>https://kino-polis.ru/</text:p>
          </table:table-cell>
          <table:table-cell/>
          <table:table-cell table:style-name="ce5" office:value-type="string">
            <text:p>Cinema</text:p>
          </table:table-cell>
          <table:table-cell/>
          <table:table-cell office:value-type="string">
            <text:p>Современный, полностью цифровой кинотеатр "Кинополис" расположен в городе Томске, в <text:s/>ТРЦ "Мегаполис"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>
            <text:p>ТРЦ "Мегаполис" - это обновленный, торгово-развлекательный комплекс, в котором Вам будет не только комфортно совершать покупки, но и приятно проводить время со своей семьей и друзьями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>
            <text:p>Концепция кинотеатра подчеркивает основную идею ТРЦ: современный, комфортабельный, доступный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>
            <text:p>Кинотеатр располагает шестью кинозалами: три "Classic Hall", один "Love Hall", один зал "INvision" и один "Action Hall", общей вместимостью 947 человек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Факел"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7">07.10.2022</text:date>, <text:time>11:3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16S</meta:editing-duration>
    <meta:editing-cycles>8</meta:editing-cycles>
    <meta:generator>OpenOffice/4.1.2$Win32 OpenOffice.org_project/412m3$Build-9782</meta:generator>
    <dc:date>2022-10-07T11:32:15.46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